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7f237" officeooo:paragraph-rsid="0007f237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07f237" officeooo:paragraph-rsid="0007f237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7f237" officeooo:paragraph-rsid="0007f2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f237" officeooo:paragraph-rsid="0007f2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f3af" officeooo:paragraph-rsid="0008f3a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8f3af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paragraph-rsid="0008f3af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08f3af" officeooo:paragraph-rsid="0008f3af" style:font-size-asian="24pt" style:font-weight-asian="bold" style:font-size-complex="24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>
      <style:paragraph-properties fo:text-align="start" style:justify-single-word="false"/>
      <style:text-properties officeooo:paragraph-rsid="0008f3a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f3af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/>
    </style:style>
    <style:style style:name="T4" style:family="text">
      <style:text-properties fo:font-size="12pt" fo:font-weight="normal" officeooo:rsid="0008f3af" style:font-size-asian="12pt" style:font-weight-asian="normal" style:font-size-complex="12pt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8f3af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ORNOS EN DESAROLLO</text:p>
      <text:p text:style-name="P3">Actividad 2: Metrica v3</text:p>
      <text:p text:style-name="P3"/>
      <text:p text:style-name="P4"/>
      <text:p text:style-name="P4"/>
      <text:p text:style-name="P8">- ¿Qué es Métrica v3?</text:p>
      <text:p text:style-name="P5"/>
      <text:p text:style-name="P6"><text:span text:style-name="T4">“</text:span><text:span text:style-name="T3">MÉTRICA</text:span><text:span text:style-name="T1"> es una metodología de planificación, desarrollo y mantenimiento de sistemas de información, promovida por el Ministerio de Hacienda y Función Pública (antiguo Ministerio de Administraciones Públicas ) del Gobierno de España para la sistematización de actividades del ciclo de vida de los proyectos software en el ámbito de las administraciones públicas.</text:span><text:span text:style-name="T5">”</text:span></text:p>
      <text:p text:style-name="P6"><text:span text:style-name="T5"/></text:p>
      <text:p text:style-name="P6"><text:span text:style-name="T5"/></text:p>
      <text:p text:style-name="P7"><text:span text:style-name="T5">- </text:span><text:span text:style-name="T6">¿En qué consiste?</text:span></text:p>
      <text:p text:style-name="P6"><text:span text:style-name="T6"/></text:p>
      <text:p text:style-name="P6"><text:span text:style-name="T6">“</text:span><text:span text:style-name="T2">MÉTRICA, en su versión 3, proporciona también cuatro interfaces que definen actividades orientadas a la mejora y perfeccionamiento de los procesos principales para garantizar la consecución del objetivo del desarrollo.</text:span><text:span text:style-name="T6">”</text:span></text:p>
      <text:p text:style-name="P6"><text:span text:style-name="T6"/></text:p>
      <text:p text:style-name="P6"><text:span text:style-name="T6"/></text:p>
      <text:p text:style-name="P7"><text:span text:style-name="T6">-¿Cuáles son sus etapas?</text:span></text:p>
      <text:p text:style-name="P6"><text:span text:style-name="T6"/></text:p>
      <text:p text:style-name="P11"><text:span text:style-name="T6">Gestión de proyectos (GP): La finalidad principal es la planificación, el seguimiento y control de las actividades, los recursos humanos y materiales que intervienen en el desarrollo de un S.I. </text:span></text:p>
      <text:list text:style-name="L1">
        <text:list-item>
          <text:p text:style-name="P10">Seguridad (SEG): La palabra seguridad hace referencia a la gestión de riesgos. Esta interfaz pretende dotar a Métrica 3 de mecanismos de seguridad adicionales a los que tiene de por sí la metodología. </text:p>
          <text:p text:style-name="P10"/>
        </text:list-item>
        <text:list-item>
          <text:p text:style-name="P10">Aseguramiento de la Calidad (CAL): El objetivo es garantizar que el sistema resultante cumpla con unos requisitos mínimos de calidad. Se llega a este objetivo haciendo revisiones exhaustivas de todos los documentos producidos. El equipo que participa en el aseguramiento de la calidad es independiente al de desarrollo. </text:p>
          <text:p text:style-name="P10"/>
        </text:list-item>
        <text:list-item>
          <text:p text:style-name="P9">Gestión de la Configuración (GC): La interfaz de gestión de la configuración consiste en la aplicación de procedimientos administrativos y técnicos durante el desarrollo del sistema de información y su posterior mantenimiento. Su finalidad es identificar, definir, proporcionar información y controlar los cambios en la configuración del sistema, así como las modificaciones y versiones de los mismos.</text:p>
        </text:list-item>
      </text:list>
      <text:p text:style-name="P6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f237" officeooo:paragraph-rsid="0007f2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Eloy Ballester Chust<text:tab/><text:tab/>16/12/25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4:43:52.985198105</meta:creation-date>
    <dc:date>2025-12-16T14:55:41.975223757</dc:date>
    <meta:editing-duration>PT11M4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280" meta:character-count="1843" meta:non-whitespace-character-count="1577"/>
  </office:meta>
</office:document-meta>
</file>